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apport Post Mortem:</text:p>
      <text:p text:style-name="Standard"/>
      <text:p text:style-name="Standard">I- Introduction</text:p>
      <text:p text:style-name="Standard">Résumé de la phase d'analyse fin 1er semestre</text:p>
      <text:p text:style-name="Standard">Celle adaptée (jeu du lapin)</text:p>
      <text:p text:style-name="Standard"/>
      <text:p text:style-name="Standard">II- Pourquoi le jeu du lapin<text:s/>n’a pas marché (ajouter la suppression du<text:s/>langage bas niveau)</text:p>
      <text:p text:style-name="Standard">Itérations, phase d'analyse incomplète</text:p>
      <text:p text:style-name="Standard">Organisation</text:p>
      <text:p text:style-name="Standard"/>
      <text:p text:style-name="Standard">III – Compromis</text:p>
      <text:p text:style-name="Standard">Scrum, répartition des groupes</text:p>
      <text:p text:style-name="Standard"/>
      <text:p text:style-name="Standard">IV<text:s/>-<text:s/>résultat</text:p>
      <text:p text:style-name="Standard">IHM fonctionnelle</text:p>
      <text:p text:style-name="Standard">Moteur3D?</text:p>
      <text:p text:style-name="Standard">Compilateur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** **</meta:initial-creator>
    <dc:creator>maneki</dc:creator>
    <meta:creation-date>2011-04-27T17:29:00Z</meta:creation-date>
    <dc:date>2011-04-28T11:55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5" meta:character-count="360" meta:row-count="2" meta:non-whitespace-character-count="306"/>
  </office:meta>
</office:document-meta>
</file>